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925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2.8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04">
      <style:table-cell-properties fo:background-color="#83caff" style:text-align-source="fix" style:repeat-content="false"/>
      <style:paragraph-properties fo:text-align="end" fo:margin-left="0in"/>
    </style:style>
    <style:style style:name="ce11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5"/>
          <table:table-cell table:number-columns-repeated="2"/>
          <table:table-cell table:style-name="ce14" office:value-type="string">
            <text:p>RGB CONFIGURATOR</text:p>
          </table:table-cell>
          <table:table-cell table:number-columns-repeated="1019"/>
        </table:table-row>
        <table:table-row table:style-name="ro1">
          <table:table-cell office:value-type="string">
            <text:p>How Many strings?</text:p>
          </table:table-cell>
          <table:table-cell table:style-name="ce6" office:value-type="float" office:value="20">
            <text:p>2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) Pixelnet Hardware</text:p>
          </table:table-cell>
          <table:table-cell table:style-name="ce8" office:value-type="string">
            <text:p>Qty</text:p>
          </table:table-cell>
          <table:table-cell table:style-name="ce8" office:value-type="string">
            <text:p>Cost</text:p>
          </table:table-cell>
          <table:table-cell table:style-name="ce8" office:value-type="string">
            <text:p>Extend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Etherdongle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94">
            <text:p>$94.00</text:p>
          </table:table-cell>
          <table:table-cell table:style-name="ce9" table:formula="of:=[.B7]*[.C7]" office:value-type="currency" office:currency="USD" office:value="94">
            <text:p>$94.00</text:p>
          </table:table-cell>
          <table:table-cell office:value-type="string">
            <text:p>E1.31 in Pixelnet out</text:p>
          </table:table-cell>
          <table:table-cell office:value-type="string">
            <text:p>http://www.diylightanimation.com/wiki/index.php?title=File:ED25Finalrr.jpg</text:p>
          </table:table-cell>
          <table:table-cell table:number-columns-repeated="1018"/>
        </table:table-row>
        <table:table-row table:style-name="ro1">
          <table:table-cell office:value-type="string">
            <text:p>Active Hub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62">
            <text:p>$62.00</text:p>
          </table:table-cell>
          <table:table-cell table:style-name="ce9" table:formula="of:=[.B8]*[.C8]" office:value-type="currency" office:currency="USD" office:value="124">
            <text:p>$124.00</text:p>
          </table:table-cell>
          <table:table-cell/>
          <table:table-cell office:value-type="string">
            <text:p>http://www.diylightanimation.com/wiki/index.php?title=File:Hub-Finished2.jpg</text:p>
          </table:table-cell>
          <table:table-cell table:number-columns-repeated="1018"/>
        </table:table-row>
        <table:table-row table:style-name="ro1">
          <table:table-cell office:value-type="string">
            <text:p>Power supplies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49">
            <text:p>$49.00</text:p>
          </table:table-cell>
          <table:table-cell table:style-name="ce9" table:formula="of:=[.B9]*[.C9]" office:value-type="currency" office:currency="USD" office:value="98">
            <text:p>$98.00</text:p>
          </table:table-cell>
          <table:table-cell table:number-columns-repeated="1020"/>
        </table:table-row>
        <table:table-row table:style-name="ro1">
          <table:table-cell office:value-type="string">
            <text:p>Battery Case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7.57">
            <text:p>$7.57</text:p>
          </table:table-cell>
          <table:table-cell table:style-name="ce9" table:formula="of:=[.B10]*[.C10]" office:value-type="currency" office:currency="USD" office:value="15.14">
            <text:p>$15.14</text:p>
          </table:table-cell>
          <table:table-cell office:value-type="string">
            <text:p>Storage for <text:s/>power supplies and boards</text:p>
          </table:table-cell>
          <table:table-cell office:value-type="string">
            <text:p>http://www.walmart.com/ip/Snap-Top-Everstart-Marine-Battery-Box/16781379</text:p>
          </table:table-cell>
          <table:table-cell table:number-columns-repeated="1018"/>
        </table:table-row>
        <table:table-row table:style-name="ro1">
          <table:table-cell office:value-type="string">
            <text:p>cat5 cables, 10'</text:p>
          </table:table-cell>
          <table:table-cell table:formula="of:=[.$B$2]" office:value-type="float" office:value="20">
            <text:p>20</text:p>
          </table:table-cell>
          <table:table-cell table:style-name="ce9" office:value-type="currency" office:currency="USD" office:value="1.35">
            <text:p>$1.35</text:p>
          </table:table-cell>
          <table:table-cell table:style-name="ce9" table:formula="of:=[.B11]*[.C11]" office:value-type="currency" office:currency="USD" office:value="27">
            <text:p>$27.00</text:p>
          </table:table-cell>
          <table:table-cell office:value-type="string">
            <text:p>One for each string</text:p>
          </table:table-cell>
          <table:table-cell office:value-type="string">
            <text:p>http://www.monoprice.com/products/product.asp?c_id=102&amp;cp_id=10208&amp;cs_id=1020807&amp;p_id=9550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cat5 cables, 50'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6.27">
            <text:p>$6.27</text:p>
          </table:table-cell>
          <table:table-cell table:style-name="ce9" table:formula="of:=[.B12]*[.C12]" office:value-type="currency" office:currency="USD" office:value="6.27">
            <text:p>$6.27</text:p>
          </table:table-cell>
          <table:table-cell office:value-type="string">
            <text:p>Display to house</text:p>
          </table:table-cell>
          <table:table-cell office:value-type="string">
            <text:p>http://www.monoprice.com/products/product.asp?c_id=102&amp;cp_id=10208&amp;cs_id=1020812&amp;p_id=9555&amp;seq=1&amp;format=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m flex strips, 1809 IC chip</text:p>
          </table:table-cell>
          <table:table-cell table:formula="of:=[.B2]" office:value-type="float" office:value="20">
            <text:p>20</text:p>
          </table:table-cell>
          <table:table-cell table:style-name="ce10" office:value-type="currency" office:currency="USD" office:value="52">
            <text:p>$52.00</text:p>
          </table:table-cell>
          <table:table-cell table:style-name="ce9" table:formula="of:=[.B13]*[.C13]" office:value-type="currency" office:currency="USD" office:value="1040">
            <text:p>$1,040.00</text:p>
          </table:table-cell>
          <table:table-cell office:value-type="string">
            <text:p>includes shipping. $42 without shipping</text:p>
          </table:table-cell>
          <table:table-cell office:value-type="string">
            <text:p>http://www.aliexpress.com/store/product/4m-waterproof-LED-digital-strip-by-tube-DC12V-input-without-controller-10pcs-TM1809IC-m-30pcs-5050/701799_425556741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ow many meters long</text:p>
          </table:table-cell>
          <table:table-cell table:style-name="ce5" office:value-type="float" office:value="4">
            <text:p>4</text:p>
          </table:table-cell>
          <table:table-cell table:style-name="ce11"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how many nodes per meter</text:p>
          </table:table-cell>
          <table:table-cell table:style-name="ce5" office:value-type="float" office:value="30">
            <text:p>30</text:p>
          </table:table-cell>
          <table:table-cell table:style-name="ce11"/>
          <table:table-cell table:style-name="ce9"/>
          <table:table-cell table:number-columns-repeated="1020"/>
        </table:table-row>
        <table:table-row table:style-name="ro1">
          <table:table-cell office:value-type="string">
            <text:p>Smart String Controllers</text:p>
          </table:table-cell>
          <table:table-cell table:formula="of:=[.B2]" office:value-type="float" office:value="20">
            <text:p>20</text:p>
          </table:table-cell>
          <table:table-cell table:style-name="ce9" office:value-type="currency" office:currency="USD" office:value="10.08">
            <text:p>$10.08</text:p>
          </table:table-cell>
          <table:table-cell table:style-name="ce9" table:formula="of:=[.B16]*[.C16]" office:value-type="currency" office:currency="USD" office:value="201.6">
            <text:p>$201.60</text:p>
          </table:table-cell>
          <table:table-cell office:value-type="string">
            <text:p>Need one as a receiver for each string</text:p>
          </table:table-cell>
          <table:table-cell office:value-type="string">
            <text:p>http://www.diylightanimation.com/wiki/index.php?title=File:Sm-nSSC-Finish.jpg</text:p>
          </table:table-cell>
          <table:table-cell table:number-columns-repeated="1018"/>
        </table:table-row>
        <table:table-row table:style-name="ro1">
          <table:table-cell office:value-type="string">
            <text:p>Emt 1/2” metal tubing</text:p>
          </table:table-cell>
          <table:table-cell table:formula="of:=ROUNDUP([.$B$2]*1.5)" office:value-type="float" office:value="30">
            <text:p>30</text:p>
          </table:table-cell>
          <table:table-cell table:style-name="ce9" office:value-type="currency" office:currency="USD" office:value="1.9">
            <text:p>$1.90</text:p>
          </table:table-cell>
          <table:table-cell table:style-name="ce9" table:formula="of:=[.B17]*[.C17]" office:value-type="currency" office:currency="USD" office:value="57">
            <text:p>$57.00</text:p>
          </table:table-cell>
          <table:table-cell office:value-type="string">
            <text:p>attach flex strips to tubing via zip ties</text:p>
          </table:table-cell>
          <table:table-cell office:value-type="string">
            <text:p>http://www.homedepot.com/p/Allied-Tube-Conduit-1-2-in-x-10-ft-Electric-Metallic-Tube-Conduit-101543/100400405#.UUhmpBysh8E</text:p>
          </table:table-cell>
          <table:table-cell table:number-columns-repeated="1018"/>
        </table:table-row>
        <table:table-row table:style-name="ro1">
          <table:table-cell office:value-type="string">
            <text:p>emt set screw couplings</text:p>
          </table:table-cell>
          <table:table-cell table:formula="of:=ROUNDUP([.$B$2]/5;0)" office:value-type="float" office:value="4">
            <text:p>4</text:p>
          </table:table-cell>
          <table:table-cell table:style-name="ce9" office:value-type="currency" office:currency="USD" office:value="1.6">
            <text:p>$1.60</text:p>
          </table:table-cell>
          <table:table-cell table:style-name="ce9" table:formula="of:=[.B18]*[.C18]" office:value-type="currency" office:currency="USD" office:value="6.4">
            <text:p>$6.40</text:p>
          </table:table-cell>
          <table:table-cell/>
          <table:table-cell office:value-type="string">
            <text:p>http://www.homedepot.com/p/t/100144234?catalogId=10053&amp;langId=-1&amp;storeId=10051&amp;superSkuId=202890928&amp;N=5yc1vZbohkZ1z10xuvZ1z10wkpZ1z0zhamZ1z1118lZ1z10z84Z1z10sfdZ1z10ye3&amp;R=100144234#.UUhm_hysh8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" office:value-type="string">
            <text:p>TOTAL</text:p>
          </table:table-cell>
          <table:table-cell table:style-name="ce12" table:formula="of:=SUM([.D7:.D18])" office:value-type="currency" office:currency="USD" office:value="1669.41">
            <text:p>$1,669.41</text:p>
          </table:table-cell>
          <table:table-cell table:style-name="ce1"/>
          <table:table-cell table:number-columns-repeated="1019"/>
        </table:table-row>
        <table:table-row table:style-name="ro3">
          <table:table-cell table:number-columns-repeated="2"/>
          <table:table-cell table:style-name="ce12"/>
          <table:table-cell table:style-name="ce13" table:formula="of:=[.$B$2]*[.B14]*[.B15]" office:value-type="float" office:value="2400">
            <text:p>2400</text:p>
          </table:table-cell>
          <table:table-cell office:value-type="string">
            <text:p>Total nod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9" table:formula="of:=[.D19]/([.$B$2]*[.B14]*[.B15])" office:value-type="currency" office:currency="USD" office:value="0.6955875">
            <text:p>$0.70</text:p>
          </table:table-cell>
          <table:table-cell office:value-type="string">
            <text:p>Price per node. 4M, 30 nodes per me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2) Zeus Pixelnet Controller</text:p>
          </table:table-cell>
          <table:table-cell table:style-name="ce8" office:value-type="string">
            <text:p>Qty</text:p>
          </table:table-cell>
          <table:table-cell table:style-name="ce8" office:value-type="string">
            <text:p>Cost</text:p>
          </table:table-cell>
          <table:table-cell table:style-name="ce8" office:value-type="string">
            <text:p>Extended</text:p>
          </table:table-cell>
          <table:table-cell table:number-columns-repeated="1020"/>
        </table:table-row>
        <table:table-row table:style-name="ro1">
          <table:table-cell office:value-type="string">
            <text:p>Etherdongle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94">
            <text:p>$94.00</text:p>
          </table:table-cell>
          <table:table-cell table:style-name="ce9" table:formula="of:=[.B24]*[.C24]" office:value-type="currency" office:currency="USD" office:value="94">
            <text:p>$94.00</text:p>
          </table:table-cell>
          <table:table-cell office:value-type="string">
            <text:p>E1.31 in Pixelnet out</text:p>
          </table:table-cell>
          <table:table-cell office:value-type="string">
            <text:p>http://www.diylightanimation.com/wiki/index.php?title=File:ED25Finalrr.jpg</text:p>
          </table:table-cell>
          <table:table-cell table:number-columns-repeated="1018"/>
        </table:table-row>
        <table:table-row table:style-name="ro1">
          <table:table-cell office:value-type="string">
            <text:p>cat5 cables, 10'</text:p>
          </table:table-cell>
          <table:table-cell table:formula="of:=[.$B$2]" office:value-type="float" office:value="20">
            <text:p>20</text:p>
          </table:table-cell>
          <table:table-cell table:style-name="ce9" office:value-type="currency" office:currency="USD" office:value="1.35">
            <text:p>$1.35</text:p>
          </table:table-cell>
          <table:table-cell table:style-name="ce9" table:formula="of:=[.B25]*[.C25]" office:value-type="currency" office:currency="USD" office:value="27">
            <text:p>$27.00</text:p>
          </table:table-cell>
          <table:table-cell office:value-type="string">
            <text:p>One for each string</text:p>
          </table:table-cell>
          <table:table-cell office:value-type="string">
            <text:p>http://www.monoprice.com/products/product.asp?c_id=102&amp;cp_id=10208&amp;cs_id=1020807&amp;p_id=9550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cat5 cables, 50'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6.27">
            <text:p>$6.27</text:p>
          </table:table-cell>
          <table:table-cell table:style-name="ce9" table:formula="of:=[.B26]*[.C26]" office:value-type="currency" office:currency="USD" office:value="6.27">
            <text:p>$6.27</text:p>
          </table:table-cell>
          <table:table-cell office:value-type="string">
            <text:p>Display to house</text:p>
          </table:table-cell>
          <table:table-cell office:value-type="string">
            <text:p>http://www.monoprice.com/products/product.asp?c_id=102&amp;cp_id=10208&amp;cs_id=1020812&amp;p_id=9555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Zeus controller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45">
            <text:p>$45.00</text:p>
          </table:table-cell>
          <table:table-cell table:style-name="ce9" table:formula="of:=[.B27]*[.C27]" office:value-type="currency" office:currency="USD" office:value="90">
            <text:p>$90.00</text:p>
          </table:table-cell>
          <table:table-cell office:value-type="string">
            <text:p>Price is not firm until july</text:p>
          </table:table-cell>
          <table:table-cell office:value-type="string">
            <text:p>http://diylightanimation.com/index.php?topic=11564.0</text:p>
          </table:table-cell>
          <table:table-cell table:number-columns-repeated="1018"/>
        </table:table-row>
        <table:table-row table:style-name="ro1">
          <table:table-cell office:value-type="string">
            <text:p>Power supplies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49">
            <text:p>$49.00</text:p>
          </table:table-cell>
          <table:table-cell table:style-name="ce9" table:formula="of:=[.B28]*[.C28]" office:value-type="currency" office:currency="USD" office:value="98">
            <text:p>$98.00</text:p>
          </table:table-cell>
          <table:table-cell table:number-columns-repeated="1020"/>
        </table:table-row>
        <table:table-row table:style-name="ro1">
          <table:table-cell office:value-type="string">
            <text:p>Battery Case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7.57">
            <text:p>$7.57</text:p>
          </table:table-cell>
          <table:table-cell table:style-name="ce9" table:formula="of:=[.B29]*[.C29]" office:value-type="currency" office:currency="USD" office:value="15.14">
            <text:p>$15.14</text:p>
          </table:table-cell>
          <table:table-cell office:value-type="string">
            <text:p>Storage for <text:s/>power supplies and boards</text:p>
          </table:table-cell>
          <table:table-cell office:value-type="string">
            <text:p>http://www.walmart.com/ip/Snap-Top-Everstart-Marine-Battery-Box/1678137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m flex strips, ws2811 12v</text:p>
          </table:table-cell>
          <table:table-cell table:formula="of:=[.$B$2]" office:value-type="float" office:value="20">
            <text:p>20</text:p>
          </table:table-cell>
          <table:table-cell table:style-name="ce10" office:value-type="currency" office:currency="USD" office:value="42">
            <text:p>$42.00</text:p>
          </table:table-cell>
          <table:table-cell table:style-name="ce9" table:formula="of:=[.B30]*[.C30]" office:value-type="currency" office:currency="USD" office:value="840">
            <text:p>$840.00</text:p>
          </table:table-cell>
          <table:table-cell office:value-type="string">
            <text:p>includes shipping. $32 without shipping</text:p>
          </table:table-cell>
          <table:table-cell office:value-type="string">
            <text:p>http://www.aliexpress.com/store/product/5m-led-digital-strip-DC12V-input-WS2811IC-256-scale-10pcs-IC-and-30pcs-5050-SMD-RGB/701799_568458133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ow many meters long</text:p>
          </table:table-cell>
          <table:table-cell table:style-name="ce5" office:value-type="float" office:value="5">
            <text:p>5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how many nodes per meter</text:p>
          </table:table-cell>
          <table:table-cell table:style-name="ce5" office:value-type="float" office:value="30">
            <text:p>30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office:value-type="string">
            <text:p>Emt 1/2” metal tubing</text:p>
          </table:table-cell>
          <table:table-cell table:formula="of:=ROUNDUP([.$B$2]*1.5)" office:value-type="float" office:value="30">
            <text:p>30</text:p>
          </table:table-cell>
          <table:table-cell table:style-name="ce9" office:value-type="currency" office:currency="USD" office:value="1.9">
            <text:p>$1.90</text:p>
          </table:table-cell>
          <table:table-cell table:style-name="ce9" table:formula="of:=[.B33]*[.C33]" office:value-type="currency" office:currency="USD" office:value="57">
            <text:p>$57.00</text:p>
          </table:table-cell>
          <table:table-cell office:value-type="string">
            <text:p>attach flex strips to tubing via zip ties</text:p>
          </table:table-cell>
          <table:table-cell office:value-type="string">
            <text:p>http://www.homedepot.com/p/Allied-Tube-Conduit-1-2-in-x-10-ft-Electric-Metallic-Tube-Conduit-101543/100400405#.UUhmpBysh8E</text:p>
          </table:table-cell>
          <table:table-cell table:number-columns-repeated="1018"/>
        </table:table-row>
        <table:table-row table:style-name="ro1">
          <table:table-cell office:value-type="string">
            <text:p>emt set screw couplings</text:p>
          </table:table-cell>
          <table:table-cell table:formula="of:=ROUNDUP([.$B$2]/5;0)" office:value-type="float" office:value="4">
            <text:p>4</text:p>
          </table:table-cell>
          <table:table-cell table:style-name="ce9" office:value-type="currency" office:currency="USD" office:value="1.6">
            <text:p>$1.60</text:p>
          </table:table-cell>
          <table:table-cell table:style-name="ce9" table:formula="of:=[.B34]*[.C34]" office:value-type="currency" office:currency="USD" office:value="6.4">
            <text:p>$6.40</text:p>
          </table:table-cell>
          <table:table-cell/>
          <table:table-cell office:value-type="string">
            <text:p>http://www.homedepot.com/p/t/100144234?catalogId=10053&amp;langId=-1&amp;storeId=10051&amp;superSkuId=202890928&amp;N=5yc1vZbohkZ1z10xuvZ1z10wkpZ1z0zhamZ1z1118lZ1z10z84Z1z10sfdZ1z10ye3&amp;R=100144234#.UUhm_hysh8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" office:value-type="string">
            <text:p>TOTAL</text:p>
          </table:table-cell>
          <table:table-cell table:style-name="ce12" table:formula="of:=SUM([.D24:.D34])" office:value-type="currency" office:currency="USD" office:value="1233.81">
            <text:p>$1,233.8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2"/>
          <table:table-cell table:style-name="ce13" table:formula="of:=[.$B$2]*[.B31]*[.B32]" office:value-type="float" office:value="3000">
            <text:p>3000</text:p>
          </table:table-cell>
          <table:table-cell office:value-type="string">
            <text:p>Total nod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[.D35]/([.$B$2]*[.B31]*[.B32])" office:value-type="currency" office:currency="USD" office:value="0.41127">
            <text:p>$0.41</text:p>
          </table:table-cell>
          <table:table-cell office:value-type="string">
            <text:p>Price per node. 5M, 30 nodes per meter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3) j1sys p12r</text:p>
          </table:table-cell>
          <table:table-cell table:style-name="ce8" office:value-type="string">
            <text:p>Qty</text:p>
          </table:table-cell>
          <table:table-cell table:style-name="ce8" office:value-type="string">
            <text:p>Cost</text:p>
          </table:table-cell>
          <table:table-cell table:style-name="ce8" office:value-type="string">
            <text:p>Extend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cat5 cables, 10'</text:p>
          </table:table-cell>
          <table:table-cell table:formula="of:=[.$B$2]" office:value-type="float" office:value="20">
            <text:p>20</text:p>
          </table:table-cell>
          <table:table-cell table:style-name="ce9" office:value-type="currency" office:currency="USD" office:value="1.35">
            <text:p>$1.35</text:p>
          </table:table-cell>
          <table:table-cell table:style-name="ce9" table:formula="of:=[.B41]*[.C41]" office:value-type="currency" office:currency="USD" office:value="27">
            <text:p>$27.00</text:p>
          </table:table-cell>
          <table:table-cell office:value-type="string">
            <text:p>One for each string</text:p>
          </table:table-cell>
          <table:table-cell office:value-type="string">
            <text:p>http://www.monoprice.com/products/product.asp?c_id=102&amp;cp_id=10208&amp;cs_id=1020807&amp;p_id=9550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cat5 cables, 50'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6.27">
            <text:p>$6.27</text:p>
          </table:table-cell>
          <table:table-cell table:style-name="ce9" table:formula="of:=[.B42]*[.C42]" office:value-type="currency" office:currency="USD" office:value="6.27">
            <text:p>$6.27</text:p>
          </table:table-cell>
          <table:table-cell office:value-type="string">
            <text:p>Display to house</text:p>
          </table:table-cell>
          <table:table-cell office:value-type="string">
            <text:p>http://www.monoprice.com/products/product.asp?c_id=102&amp;cp_id=10208&amp;cs_id=1020812&amp;p_id=9555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p12r</text:p>
          </table:table-cell>
          <table:table-cell table:formula="of:=ROUNDUP([.$B$2]/12;0)" office:value-type="float" office:value="2">
            <text:p>2</text:p>
          </table:table-cell>
          <table:table-cell table:style-name="ce9" office:value-type="currency" office:currency="USD" office:value="175">
            <text:p>$175.00</text:p>
          </table:table-cell>
          <table:table-cell table:style-name="ce9" table:formula="of:=[.B43]*[.C43]" office:value-type="currency" office:currency="USD" office:value="350">
            <text:p>$350.00</text:p>
          </table:table-cell>
          <table:table-cell office:value-type="string">
            <text:p>Note this is an assembled board, not a kit</text:p>
          </table:table-cell>
          <table:table-cell office:value-type="string">
            <text:p>www.j1sys.com/p12-r</text:p>
          </table:table-cell>
          <table:table-cell table:number-columns-repeated="1018"/>
        </table:table-row>
        <table:table-row table:style-name="ro1">
          <table:table-cell office:value-type="string">
            <text:p>Power supplies</text:p>
          </table:table-cell>
          <table:table-cell table:formula="of:=ROUNDUP([.$B$2]/12;0)" office:value-type="float" office:value="2">
            <text:p>2</text:p>
          </table:table-cell>
          <table:table-cell table:style-name="ce9" office:value-type="currency" office:currency="USD" office:value="49">
            <text:p>$49.00</text:p>
          </table:table-cell>
          <table:table-cell table:style-name="ce9" table:formula="of:=[.B44]*[.C44]" office:value-type="currency" office:currency="USD" office:value="98">
            <text:p>$98.00</text:p>
          </table:table-cell>
          <table:table-cell table:number-columns-repeated="1020"/>
        </table:table-row>
        <table:table-row table:style-name="ro1">
          <table:table-cell office:value-type="string">
            <text:p>Battery Case</text:p>
          </table:table-cell>
          <table:table-cell table:formula="of:=ROUNDUP([.$B$2]/12;0)" office:value-type="float" office:value="2">
            <text:p>2</text:p>
          </table:table-cell>
          <table:table-cell table:style-name="ce9" office:value-type="currency" office:currency="USD" office:value="7.57">
            <text:p>$7.57</text:p>
          </table:table-cell>
          <table:table-cell table:style-name="ce9" table:formula="of:=[.B45]*[.C45]" office:value-type="currency" office:currency="USD" office:value="15.14">
            <text:p>$15.14</text:p>
          </table:table-cell>
          <table:table-cell office:value-type="string">
            <text:p>Storage for <text:s/>power supplies and boards</text:p>
          </table:table-cell>
          <table:table-cell office:value-type="string">
            <text:p>http://www.walmart.com/ip/Snap-Top-Everstart-Marine-Battery-Box/16781379</text:p>
          </table:table-cell>
          <table:table-cell table:number-columns-repeated="1018"/>
        </table:table-row>
        <table:table-row table:style-name="ro1">
          <table:table-cell office:value-type="string">
            <text:p>Ethernet hub</text:p>
          </table:table-cell>
          <table:table-cell table:formula="of:=IF(ROUNDUP([.$B$2]/12;0)&gt;1;1;0)" office:value-type="float" office:value="1">
            <text:p>1</text:p>
          </table:table-cell>
          <table:table-cell table:style-name="ce9" office:value-type="currency" office:currency="USD" office:value="50">
            <text:p>$50.00</text:p>
          </table:table-cell>
          <table:table-cell table:style-name="ce9" table:formula="of:=[.B46]*[.C46]" office:value-type="currency" office:currency="USD" office:value="50">
            <text:p>$50.00</text:p>
          </table:table-cell>
          <table:table-cell office:value-type="string">
            <text:p>Hub only needed if more than one boar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m flex strips, ws2811 12v</text:p>
          </table:table-cell>
          <table:table-cell table:formula="of:=[.$B$2]" office:value-type="float" office:value="20">
            <text:p>20</text:p>
          </table:table-cell>
          <table:table-cell table:style-name="ce10" office:value-type="currency" office:currency="USD" office:value="42">
            <text:p>$42.00</text:p>
          </table:table-cell>
          <table:table-cell table:style-name="ce9" table:formula="of:=[.B47]*[.C47]" office:value-type="currency" office:currency="USD" office:value="840">
            <text:p>$840.00</text:p>
          </table:table-cell>
          <table:table-cell office:value-type="string">
            <text:p>includes shipping. $32 without shipping</text:p>
          </table:table-cell>
          <table:table-cell office:value-type="string">
            <text:p>http://www.aliexpress.com/store/product/5m-led-digital-strip-DC12V-input-WS2811IC-256-scale-10pcs-IC-and-30pcs-5050-SMD-RGB/701799_568458133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ow many meters long</text:p>
          </table:table-cell>
          <table:table-cell table:style-name="ce5" office:value-type="float" office:value="5">
            <text:p>5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how many nodes per meter</text:p>
          </table:table-cell>
          <table:table-cell table:style-name="ce5" office:value-type="float" office:value="30">
            <text:p>30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office:value-type="string">
            <text:p>Emt 1/2” metal tubing</text:p>
          </table:table-cell>
          <table:table-cell table:formula="of:=ROUNDUP([.$B$2]*1.5)" office:value-type="float" office:value="30">
            <text:p>30</text:p>
          </table:table-cell>
          <table:table-cell table:style-name="ce9" office:value-type="currency" office:currency="USD" office:value="1.9">
            <text:p>$1.90</text:p>
          </table:table-cell>
          <table:table-cell table:style-name="ce9" table:formula="of:=[.B50]*[.C50]" office:value-type="currency" office:currency="USD" office:value="57">
            <text:p>$57.00</text:p>
          </table:table-cell>
          <table:table-cell office:value-type="string">
            <text:p>attach flex strips to tubing via zip ties</text:p>
          </table:table-cell>
          <table:table-cell office:value-type="string">
            <text:p>http://www.homedepot.com/p/Allied-Tube-Conduit-1-2-in-x-10-ft-Electric-Metallic-Tube-Conduit-101543/100400405#.UUhmpBysh8E</text:p>
          </table:table-cell>
          <table:table-cell table:number-columns-repeated="1018"/>
        </table:table-row>
        <table:table-row table:style-name="ro1">
          <table:table-cell office:value-type="string">
            <text:p>emt set screw couplings</text:p>
          </table:table-cell>
          <table:table-cell table:formula="of:=ROUNDUP([.$B$2]/5;0)" office:value-type="float" office:value="4">
            <text:p>4</text:p>
          </table:table-cell>
          <table:table-cell table:style-name="ce9" office:value-type="currency" office:currency="USD" office:value="1.6">
            <text:p>$1.60</text:p>
          </table:table-cell>
          <table:table-cell table:style-name="ce9" table:formula="of:=[.B51]*[.C51]" office:value-type="currency" office:currency="USD" office:value="6.4">
            <text:p>$6.40</text:p>
          </table:table-cell>
          <table:table-cell/>
          <table:table-cell office:value-type="string">
            <text:p>http://www.homedepot.com/p/t/100144234?catalogId=10053&amp;langId=-1&amp;storeId=10051&amp;superSkuId=202890928&amp;N=5yc1vZbohkZ1z10xuvZ1z10wkpZ1z0zhamZ1z1118lZ1z10z84Z1z10sfdZ1z10ye3&amp;R=100144234#.UUhm_hysh8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" office:value-type="string">
            <text:p>TOTAL</text:p>
          </table:table-cell>
          <table:table-cell table:style-name="ce12" table:formula="of:=SUM([.D41:.D51])" office:value-type="currency" office:currency="USD" office:value="1449.81">
            <text:p>$1,449.81</text:p>
          </table:table-cell>
          <table:table-cell table:style-name="ce1"/>
          <table:table-cell table:number-columns-repeated="1019"/>
        </table:table-row>
        <table:table-row table:style-name="ro3">
          <table:table-cell table:number-columns-repeated="2"/>
          <table:table-cell table:style-name="ce12"/>
          <table:table-cell table:style-name="ce13" table:formula="of:=[.$B$2]*[.B48]*[.B49]" office:value-type="float" office:value="3000">
            <text:p>3000</text:p>
          </table:table-cell>
          <table:table-cell office:value-type="string">
            <text:p>Total nod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9" table:formula="of:=[.D52]/([.$B$2]*[.B48]*[.B49])" office:value-type="currency" office:currency="USD" office:value="0.48327">
            <text:p>$0.48</text:p>
          </table:table-cell>
          <table:table-cell office:value-type="string">
            <text:p>Price per node. 5M, 30 nodes per me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4) SanDevices E682</text:p>
          </table:table-cell>
          <table:table-cell table:style-name="ce8" office:value-type="string">
            <text:p>Qty</text:p>
          </table:table-cell>
          <table:table-cell table:style-name="ce8" office:value-type="string">
            <text:p>Cost</text:p>
          </table:table-cell>
          <table:table-cell table:style-name="ce8" office:value-type="string">
            <text:p>Extended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at5 cables, 10'</text:p>
          </table:table-cell>
          <table:table-cell table:formula="of:=[.$B$2]" office:value-type="float" office:value="20">
            <text:p>20</text:p>
          </table:table-cell>
          <table:table-cell table:style-name="ce9" office:value-type="currency" office:currency="USD" office:value="1.35">
            <text:p>$1.35</text:p>
          </table:table-cell>
          <table:table-cell table:style-name="ce9" table:formula="of:=[.B57]*[.C57]" office:value-type="currency" office:currency="USD" office:value="27">
            <text:p>$27.00</text:p>
          </table:table-cell>
          <table:table-cell office:value-type="string">
            <text:p>One for each string</text:p>
          </table:table-cell>
          <table:table-cell office:value-type="string">
            <text:p>http://www.monoprice.com/products/product.asp?c_id=102&amp;cp_id=10208&amp;cs_id=1020807&amp;p_id=9550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cat5 cables, 50'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6.27">
            <text:p>$6.27</text:p>
          </table:table-cell>
          <table:table-cell table:style-name="ce9" table:formula="of:=[.B58]*[.C58]" office:value-type="currency" office:currency="USD" office:value="6.27">
            <text:p>$6.27</text:p>
          </table:table-cell>
          <table:table-cell office:value-type="string">
            <text:p>Display to house</text:p>
          </table:table-cell>
          <table:table-cell office:value-type="string">
            <text:p>http://www.monoprice.com/products/product.asp?c_id=102&amp;cp_id=10208&amp;cs_id=1020812&amp;p_id=9555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e682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109">
            <text:p>$109.00</text:p>
          </table:table-cell>
          <table:table-cell table:style-name="ce9" table:formula="of:=[.B59]*[.C59]" office:value-type="currency" office:currency="USD" office:value="218">
            <text:p>$218.00</text:p>
          </table:table-cell>
          <table:table-cell office:value-type="string">
            <text:p>This is a kit. Assembled avail for $180</text:p>
          </table:table-cell>
          <table:table-cell office:value-type="string">
            <text:p>http://www.sandevices.com/products.html</text:p>
          </table:table-cell>
          <table:table-cell table:number-columns-repeated="1018"/>
        </table:table-row>
        <table:table-row table:style-name="ro1">
          <table:table-cell office:value-type="string">
            <text:p>Power supplies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49">
            <text:p>$49.00</text:p>
          </table:table-cell>
          <table:table-cell table:style-name="ce9" table:formula="of:=[.B60]*[.C60]" office:value-type="currency" office:currency="USD" office:value="98">
            <text:p>$98.00</text:p>
          </table:table-cell>
          <table:table-cell table:number-columns-repeated="1020"/>
        </table:table-row>
        <table:table-row table:style-name="ro1">
          <table:table-cell office:value-type="string">
            <text:p>Battery Case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7.57">
            <text:p>$7.57</text:p>
          </table:table-cell>
          <table:table-cell table:style-name="ce9" table:formula="of:=[.B61]*[.C61]" office:value-type="currency" office:currency="USD" office:value="15.14">
            <text:p>$15.14</text:p>
          </table:table-cell>
          <table:table-cell office:value-type="string">
            <text:p>Storage for <text:s/>power supplies and boards</text:p>
          </table:table-cell>
          <table:table-cell office:value-type="string">
            <text:p>http://www.walmart.com/ip/Snap-Top-Everstart-Marine-Battery-Box/16781379</text:p>
          </table:table-cell>
          <table:table-cell table:number-columns-repeated="1018"/>
        </table:table-row>
        <table:table-row table:style-name="ro1">
          <table:table-cell office:value-type="string">
            <text:p>Ethernet hub</text:p>
          </table:table-cell>
          <table:table-cell table:formula="of:=IF(ROUNDUP([.$B$2]/16;0)&gt;1;1;0)" office:value-type="float" office:value="1">
            <text:p>1</text:p>
          </table:table-cell>
          <table:table-cell table:style-name="ce9" office:value-type="currency" office:currency="USD" office:value="50">
            <text:p>$50.00</text:p>
          </table:table-cell>
          <table:table-cell table:style-name="ce9" table:formula="of:=[.B62]*[.C62]" office:value-type="currency" office:currency="USD" office:value="50">
            <text:p>$50.00</text:p>
          </table:table-cell>
          <table:table-cell office:value-type="string">
            <text:p>Hub only needed if more than one boar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m flex strips, ws2811 12v</text:p>
          </table:table-cell>
          <table:table-cell table:formula="of:=[.$B$2]" office:value-type="float" office:value="20">
            <text:p>20</text:p>
          </table:table-cell>
          <table:table-cell table:style-name="ce10" office:value-type="currency" office:currency="USD" office:value="42">
            <text:p>$42.00</text:p>
          </table:table-cell>
          <table:table-cell table:style-name="ce9" table:formula="of:=[.B63]*[.C63]" office:value-type="currency" office:currency="USD" office:value="840">
            <text:p>$840.00</text:p>
          </table:table-cell>
          <table:table-cell office:value-type="string">
            <text:p>includes shipping. $32 without shipping</text:p>
          </table:table-cell>
          <table:table-cell office:value-type="string">
            <text:p>http://www.aliexpress.com/store/product/5m-led-digital-strip-DC12V-input-WS2811IC-256-scale-10pcs-IC-and-30pcs-5050-SMD-RGB/701799_568458133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ow many meters long</text:p>
          </table:table-cell>
          <table:table-cell table:style-name="ce5" office:value-type="float" office:value="5">
            <text:p>5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how many nodes per meter</text:p>
          </table:table-cell>
          <table:table-cell table:style-name="ce5" office:value-type="float" office:value="30">
            <text:p>30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office:value-type="string">
            <text:p>Emt 1/2” metal tubing</text:p>
          </table:table-cell>
          <table:table-cell table:formula="of:=ROUNDUP([.$B$2]*1.5)" office:value-type="float" office:value="30">
            <text:p>30</text:p>
          </table:table-cell>
          <table:table-cell table:style-name="ce9" office:value-type="currency" office:currency="USD" office:value="1.9">
            <text:p>$1.90</text:p>
          </table:table-cell>
          <table:table-cell table:style-name="ce9" table:formula="of:=[.B66]*[.C66]" office:value-type="currency" office:currency="USD" office:value="57">
            <text:p>$57.00</text:p>
          </table:table-cell>
          <table:table-cell office:value-type="string">
            <text:p>attach flex strips to tubing via zip ties</text:p>
          </table:table-cell>
          <table:table-cell office:value-type="string">
            <text:p>http://www.homedepot.com/p/Allied-Tube-Conduit-1-2-in-x-10-ft-Electric-Metallic-Tube-Conduit-101543/100400405#.UUhmpBysh8E</text:p>
          </table:table-cell>
          <table:table-cell table:number-columns-repeated="1018"/>
        </table:table-row>
        <table:table-row table:style-name="ro1">
          <table:table-cell office:value-type="string">
            <text:p>emt set screw couplings</text:p>
          </table:table-cell>
          <table:table-cell table:formula="of:=ROUNDUP([.$B$2]/5;0)" office:value-type="float" office:value="4">
            <text:p>4</text:p>
          </table:table-cell>
          <table:table-cell table:style-name="ce9" office:value-type="currency" office:currency="USD" office:value="1.6">
            <text:p>$1.60</text:p>
          </table:table-cell>
          <table:table-cell table:style-name="ce9" table:formula="of:=[.B67]*[.C67]" office:value-type="currency" office:currency="USD" office:value="6.4">
            <text:p>$6.40</text:p>
          </table:table-cell>
          <table:table-cell/>
          <table:table-cell office:value-type="string">
            <text:p>http://www.homedepot.com/p/t/100144234?catalogId=10053&amp;langId=-1&amp;storeId=10051&amp;superSkuId=202890928&amp;N=5yc1vZbohkZ1z10xuvZ1z10wkpZ1z0zhamZ1z1118lZ1z10z84Z1z10sfdZ1z10ye3&amp;R=100144234#.UUhm_hysh8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" office:value-type="string">
            <text:p>TOTAL</text:p>
          </table:table-cell>
          <table:table-cell table:style-name="ce12" table:formula="of:=SUM([.D57:.D67])" office:value-type="currency" office:currency="USD" office:value="1317.81">
            <text:p>$1,317.81</text:p>
          </table:table-cell>
          <table:table-cell office:value-type="string">
            <text:p>Add $70 per controller if not ki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/>
          <table:table-cell table:style-name="ce13" table:formula="of:=[.$B$2]*[.B64]*[.B65]" office:value-type="float" office:value="3000">
            <text:p>3000</text:p>
          </table:table-cell>
          <table:table-cell office:value-type="string">
            <text:p>Total nod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[.D68]/([.$B$2]*[.B64]*[.B65])" office:value-type="currency" office:currency="USD" office:value="0.43927">
            <text:p>$0.44</text:p>
          </table:table-cell>
          <table:table-cell office:value-type="string">
            <text:p>Price per node. 5M, 30 nodes per 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>
            <text:p>5) Dpitts/Mykroft Pixelnet Pixel Controller </text:p>
          </table:table-cell>
          <table:table-cell table:style-name="ce8" office:value-type="string">
            <text:p>Qty</text:p>
          </table:table-cell>
          <table:table-cell table:style-name="ce8" office:value-type="string">
            <text:p>Cost</text:p>
          </table:table-cell>
          <table:table-cell table:style-name="ce8" office:value-type="string">
            <text:p>Extended</text:p>
          </table:table-cell>
          <table:table-cell table:number-columns-repeated="1020"/>
        </table:table-row>
        <table:table-row table:style-name="ro1">
          <table:table-cell office:value-type="string">
            <text:p>Etherdongle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94">
            <text:p>$94.00</text:p>
          </table:table-cell>
          <table:table-cell table:style-name="ce9" table:formula="of:=[.B73]*[.C73]" office:value-type="currency" office:currency="USD" office:value="94">
            <text:p>$94.00</text:p>
          </table:table-cell>
          <table:table-cell office:value-type="string">
            <text:p>E1.31 in Pixelnet out</text:p>
          </table:table-cell>
          <table:table-cell office:value-type="string">
            <text:p>http://www.diylightanimation.com/wiki/index.php?title=File:ED25Finalrr.jpg</text:p>
          </table:table-cell>
          <table:table-cell table:number-columns-repeated="1018"/>
        </table:table-row>
        <table:table-row table:style-name="ro1">
          <table:table-cell office:value-type="string">
            <text:p>cat5 cables, 10'</text:p>
          </table:table-cell>
          <table:table-cell table:formula="of:=[.$B$2]" office:value-type="float" office:value="20">
            <text:p>20</text:p>
          </table:table-cell>
          <table:table-cell table:style-name="ce9" office:value-type="currency" office:currency="USD" office:value="1.35">
            <text:p>$1.35</text:p>
          </table:table-cell>
          <table:table-cell table:style-name="ce9" table:formula="of:=[.B74]*[.C74]" office:value-type="currency" office:currency="USD" office:value="27">
            <text:p>$27.00</text:p>
          </table:table-cell>
          <table:table-cell office:value-type="string">
            <text:p>One for each string</text:p>
          </table:table-cell>
          <table:table-cell office:value-type="string">
            <text:p>http://www.monoprice.com/products/product.asp?c_id=102&amp;cp_id=10208&amp;cs_id=1020807&amp;p_id=9550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cat5 cables, 50'</text:p>
          </table:table-cell>
          <table:table-cell office:value-type="float" office:value="1">
            <text:p>1</text:p>
          </table:table-cell>
          <table:table-cell table:style-name="ce9" office:value-type="currency" office:currency="USD" office:value="6.27">
            <text:p>$6.27</text:p>
          </table:table-cell>
          <table:table-cell table:style-name="ce9" table:formula="of:=[.B75]*[.C75]" office:value-type="currency" office:currency="USD" office:value="6.27">
            <text:p>$6.27</text:p>
          </table:table-cell>
          <table:table-cell office:value-type="string">
            <text:p>Display to house</text:p>
          </table:table-cell>
          <table:table-cell office:value-type="string">
            <text:p>http://www.monoprice.com/products/product.asp?c_id=102&amp;cp_id=10208&amp;cs_id=1020812&amp;p_id=9555&amp;seq=1&amp;format=2</text:p>
          </table:table-cell>
          <table:table-cell table:number-columns-repeated="1018"/>
        </table:table-row>
        <table:table-row table:style-name="ro1">
          <table:table-cell office:value-type="string">
            <text:p>Pixelnet Controller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85">
            <text:p>$85.00</text:p>
          </table:table-cell>
          <table:table-cell table:style-name="ce9" table:formula="of:=[.B76]*[.C76]" office:value-type="currency" office:currency="USD" office:value="170">
            <text:p>$170.00</text:p>
          </table:table-cell>
          <table:table-cell office:value-type="string">
            <text:p>85-130 price range.</text:p>
          </table:table-cell>
          <table:table-cell office:value-type="string">
            <text:p>http://doityourselfchristmas.com/forums/showthread.php?25900-New-Pixelnet-Pixel-Controller-16-strings</text:p>
          </table:table-cell>
          <table:table-cell table:number-columns-repeated="1018"/>
        </table:table-row>
        <table:table-row table:style-name="ro1">
          <table:table-cell office:value-type="string">
            <text:p>Power supplies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49">
            <text:p>$49.00</text:p>
          </table:table-cell>
          <table:table-cell table:style-name="ce9" table:formula="of:=[.B77]*[.C77]" office:value-type="currency" office:currency="USD" office:value="98">
            <text:p>$98.00</text:p>
          </table:table-cell>
          <table:table-cell table:number-columns-repeated="1020"/>
        </table:table-row>
        <table:table-row table:style-name="ro1">
          <table:table-cell office:value-type="string">
            <text:p>Battery Case</text:p>
          </table:table-cell>
          <table:table-cell table:formula="of:=ROUNDUP([.$B$2]/16;0)" office:value-type="float" office:value="2">
            <text:p>2</text:p>
          </table:table-cell>
          <table:table-cell table:style-name="ce9" office:value-type="currency" office:currency="USD" office:value="7.57">
            <text:p>$7.57</text:p>
          </table:table-cell>
          <table:table-cell table:style-name="ce9" table:formula="of:=[.B78]*[.C78]" office:value-type="currency" office:currency="USD" office:value="15.14">
            <text:p>$15.14</text:p>
          </table:table-cell>
          <table:table-cell office:value-type="string">
            <text:p>Storage for <text:s/>power supplies and boards</text:p>
          </table:table-cell>
          <table:table-cell office:value-type="string">
            <text:p>http://www.walmart.com/ip/Snap-Top-Everstart-Marine-Battery-Box/1678137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m flex strips, ws2811 12v</text:p>
          </table:table-cell>
          <table:table-cell table:formula="of:=[.$B$2]" office:value-type="float" office:value="20">
            <text:p>20</text:p>
          </table:table-cell>
          <table:table-cell table:style-name="ce10" office:value-type="currency" office:currency="USD" office:value="42">
            <text:p>$42.00</text:p>
          </table:table-cell>
          <table:table-cell table:style-name="ce9" table:formula="of:=[.B79]*[.C79]" office:value-type="currency" office:currency="USD" office:value="840">
            <text:p>$840.00</text:p>
          </table:table-cell>
          <table:table-cell office:value-type="string">
            <text:p>includes shipping. $32 without shipping</text:p>
          </table:table-cell>
          <table:table-cell office:value-type="string">
            <text:p>http://www.aliexpress.com/store/product/5m-led-digital-strip-DC12V-input-WS2811IC-256-scale-10pcs-IC-and-30pcs-5050-SMD-RGB/701799_568458133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ow many meters long</text:p>
          </table:table-cell>
          <table:table-cell table:style-name="ce5" office:value-type="float" office:value="5">
            <text:p>5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how many nodes per meter</text:p>
          </table:table-cell>
          <table:table-cell table:style-name="ce5" office:value-type="float" office:value="30">
            <text:p>30</text:p>
          </table:table-cell>
          <table:table-cell table:style-name="ce10"/>
          <table:table-cell table:style-name="ce9"/>
          <table:table-cell table:number-columns-repeated="1020"/>
        </table:table-row>
        <table:table-row table:style-name="ro1">
          <table:table-cell office:value-type="string">
            <text:p>Emt 1/2” metal tubing</text:p>
          </table:table-cell>
          <table:table-cell table:formula="of:=ROUNDUP([.$B$2]*1.5)" office:value-type="float" office:value="30">
            <text:p>30</text:p>
          </table:table-cell>
          <table:table-cell table:style-name="ce9" office:value-type="currency" office:currency="USD" office:value="1.9">
            <text:p>$1.90</text:p>
          </table:table-cell>
          <table:table-cell table:style-name="ce9" table:formula="of:=[.B82]*[.C82]" office:value-type="currency" office:currency="USD" office:value="57">
            <text:p>$57.00</text:p>
          </table:table-cell>
          <table:table-cell office:value-type="string">
            <text:p>attach flex strips to tubing via zip ties</text:p>
          </table:table-cell>
          <table:table-cell office:value-type="string">
            <text:p>http://www.homedepot.com/p/Allied-Tube-Conduit-1-2-in-x-10-ft-Electric-Metallic-Tube-Conduit-101543/100400405#.UUhmpBysh8E</text:p>
          </table:table-cell>
          <table:table-cell table:number-columns-repeated="1018"/>
        </table:table-row>
        <table:table-row table:style-name="ro1">
          <table:table-cell office:value-type="string">
            <text:p>emt set screw couplings</text:p>
          </table:table-cell>
          <table:table-cell table:formula="of:=ROUNDUP([.$B$2]/5;0)" office:value-type="float" office:value="4">
            <text:p>4</text:p>
          </table:table-cell>
          <table:table-cell table:style-name="ce9" office:value-type="currency" office:currency="USD" office:value="1.6">
            <text:p>$1.60</text:p>
          </table:table-cell>
          <table:table-cell table:style-name="ce9" table:formula="of:=[.B83]*[.C83]" office:value-type="currency" office:currency="USD" office:value="6.4">
            <text:p>$6.40</text:p>
          </table:table-cell>
          <table:table-cell/>
          <table:table-cell office:value-type="string">
            <text:p>http://www.homedepot.com/p/t/100144234?catalogId=10053&amp;langId=-1&amp;storeId=10051&amp;superSkuId=202890928&amp;N=5yc1vZbohkZ1z10xuvZ1z10wkpZ1z0zhamZ1z1118lZ1z10z84Z1z10sfdZ1z10ye3&amp;R=100144234#.UUhm_hysh8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" office:value-type="string">
            <text:p>TOTAL</text:p>
          </table:table-cell>
          <table:table-cell table:style-name="ce12" table:formula="of:=SUM([.D73:.D83])" office:value-type="currency" office:currency="USD" office:value="1313.81">
            <text:p>$1,313.8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2"/>
          <table:table-cell table:style-name="ce13" table:formula="of:=[.$B$2]*[.B80]*[.B81]" office:value-type="float" office:value="3000">
            <text:p>3000</text:p>
          </table:table-cell>
          <table:table-cell office:value-type="string">
            <text:p>Total nod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[.D84]/([.$B$2]*[.B80]*[.B81])" office:value-type="currency" office:currency="USD" office:value="0.437936666666667">
            <text:p>$0.44</text:p>
          </table:table-cell>
          <table:table-cell office:value-type="string">
            <text:p>Price per node. 5M, 30 nodes per meter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3/19/2013</text:date>, <text:time>14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0:12:21.07</meta:creation-date>
    <meta:editing-duration>PT1H25M50S</meta:editing-duration>
    <meta:editing-cycles>11</meta:editing-cycles>
    <meta:generator>OpenOffice.org/3.4.1$Win32 OpenOffice.org_project/341m1$Build-9593</meta:generator>
    <dc:date>2013-03-19T14:01:34.22</dc:date>
    <meta:document-statistic meta:table-count="3" meta:cell-count="332" meta:object-count="0"/>
  </office:meta>
</office:document-meta>
</file>